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AndroidActivityTest.testRegisterAndP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Activity.onEvent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thIndex.dumm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